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Segoe UI" svg:font-family="'Segoe UI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style:use-window-font-color="true" style:text-outline="false" style:text-line-through-style="none" style:font-name="Arial1" fo:font-size="32pt" fo:font-style="normal" fo:text-shadow="none" style:text-underline-style="none" fo:font-weight="normal" style:letter-kerning="tru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/>
    </style:style>
    <style:style style:name="T2" style:family="text"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/>
    </style:style>
    <style:style style:name="T4" style:family="text"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Arial1" style:font-style-asian="normal" style:font-weight-asian="normal" style:font-name-complex="Arial1" style:font-style-complex="normal" style:font-weight-complex="normal" style:text-emphasize="none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7" style:family="tex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T8" style:family="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Openclassrooms Projet 5 :</text:h>
      <text:h text:style-name="P1" text:outline-level="2">Utilisez les données publiques d<text:span text:style-name="T8">'</text:span>OpenFoodFacts :</text:h>
      <text:p text:style-name="P2"/>
      <text:p text:style-name="P3">Lien t<text:span text:style-name="T7">a</text:span>ble<text:span text:style-name="T7">a</text:span>u Trello : <text:a xlink:type="simple" xlink:href="https://trello.com/b/DMDiU3gL/p5-utilisez-les-données-de-lopenfoodfacts" text:style-name="Internet_20_link" text:visited-style-name="Visited_20_Internet_20_Link">https://trello.com/b/DMDiU3gL/p5-utilisez-les-donn%C3%A9es-de-lopenfoodfacts</text:a> </text:p>
      <text:p text:style-name="P3">Lien projet GitHub : <text:a xlink:type="simple" xlink:href="https://github.com/elwaze/PurBeurre" text:style-name="Internet_20_link" text:visited-style-name="Visited_20_Internet_20_Link">https://github.com/elwaze/PurBeurre</text:a> </text:p>
      <text:p text:style-name="P3"/>
      <text:p text:style-name="P3">Introuction :</text:p>
      <text:p text:style-name="P4">Il s'<text:span text:style-name="T6">a</text:span>giss<text:span text:style-name="T6">a</text:span>it <text:span text:style-name="T6">d</text:span>e <text:span text:style-name="T6">c</text:span><text:span text:style-name="T5">réer un programme qui interagit avec la </text:span><text:span text:style-name="T6">base Open Food Facts pour en récupérer les aliment et les comparer et proposer à l'utilisateur un substitut plus sain à l'aliment qui lui fait envie.</text:span></text:p>
      <text:p text:style-name="P4"><text:span text:style-name="T6"/></text:p>
      <text:p text:style-name="P4"><text:span text:style-name="T6">€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Segoe UI" svg:font-family="'Segoe UI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Objet_20_sans_20_remplissage_20_ni_20_ligne" style:display-name="Objet sans remplissage ni lign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Retrait_20_de_20_première_20_ligne" style:display-name="Retrait de première ligne" style:family="paragraph" style:parent-style-name="Standard">
      <style:paragraph-properties fo:margin-left="0cm" fo:margin-right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top="0cm" fo:margin-bottom="0.4cm"/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top="0cm" fo:margin-bottom="0.3cm"/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top="0cm" fo:margin-bottom="0.199cm"/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top="0cm" fo:margin-bottom="0.101cm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6M2S</meta:editing-duration>
    <meta:editing-cycles>5</meta:editing-cycles>
    <meta:generator>OpenOffice/4.1.1$Win32 OpenOffice.org_project/411m6$Build-9775</meta:generator>
    <dc:date>2019-10-02T16:50:35.60</dc:date>
    <meta:document-statistic meta:table-count="0" meta:image-count="0" meta:object-count="0" meta:page-count="1" meta:paragraph-count="7" meta:word-count="59" meta:character-count="450"/>
    <meta:user-defined meta:name="Info 1"/>
    <meta:user-defined meta:name="Info 2"/>
    <meta:user-defined meta:name="Info 3"/>
    <meta:user-defined meta:name="Info 4"/>
  </office:meta>
</office:document-meta>
</file>